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Body_20_Text">
      <style:text-properties officeooo:paragraph-rsid="0003d2c5"/>
    </style:style>
    <style:style style:name="P2" style:family="paragraph" style:parent-style-name="Body_20_Text" style:master-page-name="Mnauscript_20_Cover_20_Page">
      <style:paragraph-properties style:page-number="auto"/>
      <style:text-properties officeooo:paragraph-rsid="0003d2c5"/>
    </style:style>
    <style:style style:name="P3" style:family="paragraph" style:parent-style-name="Body_20_Text_20_First_20_Indent">
      <style:paragraph-properties fo:text-align="center" style:justify-single-word="false"/>
      <style:text-properties officeooo:paragraph-rsid="0003d2c5"/>
    </style:style>
    <style:style style:name="P4" style:family="paragraph" style:parent-style-name="Body_20_Text_20_First_20_Indent">
      <style:paragraph-properties fo:text-align="center" style:justify-single-word="false"/>
      <style:text-properties officeooo:rsid="072e147a" officeooo:paragraph-rsid="0003d2c5"/>
    </style:style>
    <style:style style:name="P5" style:family="paragraph" style:parent-style-name="Body_20_Text_20_First_20_Indent">
      <style:text-properties officeooo:paragraph-rsid="0003d2c5"/>
    </style:style>
    <style:style style:name="P6" style:family="paragraph" style:parent-style-name="Body_20_Text_20_No_20_Spell">
      <style:text-properties officeooo:rsid="072e147a" officeooo:paragraph-rsid="0003d2c5"/>
    </style:style>
    <style:style style:name="P7" style:family="paragraph" style:parent-style-name="Body_20_Text_20_No_20_Spell">
      <style:paragraph-properties fo:text-align="center" style:justify-single-word="false"/>
      <style:text-properties style:font-name="Times New Roman" fo:font-size="12pt" officeooo:rsid="072e147a" officeooo:paragraph-rsid="0003d2c5" style:font-size-asian="12pt" style:font-size-complex="12pt"/>
    </style:style>
    <style:style style:name="P8" style:family="paragraph" style:parent-style-name="Body_20_Text_20_No_20_Spell">
      <style:text-properties officeooo:paragraph-rsid="0003d2c5"/>
    </style:style>
    <style:style style:name="T1" style:family="text">
      <style:text-properties style:use-window-font-color="true" loext:opacity="0%" style:font-name="Noto Serif2" fo:font-size="8pt" fo:font-weight="bold" officeooo:rsid="0052eaf3" style:font-name-asian="Times New Roman" style:font-size-asian="8pt" style:font-weight-asian="bold" style:font-name-complex="Times New Roman" style:font-size-complex="8pt" style:font-weight-complex="bold"/>
    </style:style>
    <style:style style:name="T2" style:family="text">
      <style:text-properties style:use-window-font-color="true" loext:opacity="0%" style:font-name="Noto Serif2" fo:font-size="8pt" fo:font-weight="bold" officeooo:rsid="00e7e2c2" style:font-name-asian="Times New Roman" style:font-size-asian="8pt" style:font-weight-asian="bold" style:font-name-complex="Times New Roman" style:font-size-complex="8pt" style:font-weight-complex="bold"/>
    </style:style>
    <style:style style:name="T3" style:family="text">
      <style:text-properties style:use-window-font-color="true" loext:opacity="0%" style:font-name="Noto Serif2" fo:font-size="8pt" officeooo:rsid="0052eaf3" style:font-name-asian="Times New Roman" style:font-size-asian="8pt" style:font-name-complex="Times New Roman" style:font-size-complex="8pt"/>
    </style:style>
    <style:style style:name="T4" style:family="text">
      <style:text-properties style:use-window-font-color="true" loext:opacity="0%" style:font-name="Noto Serif2" fo:font-size="8pt" officeooo:rsid="007b3a64" style:font-name-asian="Times New Roman" style:font-size-asian="8pt" style:font-name-complex="Times New Roman" style:font-size-complex="8pt"/>
    </style:style>
    <style:style style:name="T5" style:family="text">
      <style:text-properties style:use-window-font-color="true" loext:opacity="0%" style:font-name="Noto Serif2" fo:font-size="8pt" officeooo:rsid="00e7e2c2" style:font-name-asian="Times New Roman" style:font-size-asian="8pt" style:font-name-complex="Times New Roman" style:font-size-complex="8pt"/>
    </style:style>
    <style:style style:name="T6" style:family="text">
      <style:text-properties style:use-window-font-color="true" loext:opacity="0%" style:font-name-asian="Times New Roman" style:font-name-complex="Times New Roman"/>
    </style:style>
    <style:style style:name="T7" style:family="text">
      <style:text-properties style:use-window-font-color="true" loext:opacity="0%" officeooo:rsid="0052eaf3" style:font-name-asian="Times New Roman" style:font-name-complex="Times New Roman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ressLine1</text:p>
      <text:p text:style-name="P1">AddressLine2</text:p>
      <text:p text:style-name="P1">PhoneNumber</text:p>
      <text:p text:style-name="P1">EmailAddress</text:p>
      <text:p text:style-name="P5"/>
      <text:p text:style-name="P5"/>
      <text:p text:style-name="P5"/>
      <text:p text:style-name="P3"><text:title/></text:p>
      <text:p text:style-name="P3"/>
      <text:p text:style-name="P4">by</text:p>
      <text:p text:style-name="P4">AuthorName</text:p>
      <text:p text:style-name="P4"/>
      <text:p text:style-name="P7"><text:span text:style-name="T7"><text:word-count>17</text:word-count></text:span><text:span text:style-name="T7"><text:s/></text:span><text:span text:style-name="T6">Words</text:span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>File:</text:span><text:span text:style-name="T5"> </text:span><text:span text:style-name="T4"><text:file-name text:display="name-and-extension"/></text:span><text:span text:style-name="T4"><text:s/></text:span></text:p>
      <text:p text:style-name="P6"><text:span text:style-name="T1">Last Modified: </text:span><text:span text:style-name="T3"><text:modification-date style:data-style-name="N84">2020-12-12</text:modification-date></text:span><text:span text:style-name="T3"><text:s/></text:span><text:span text:style-name="T3"><text:modification-time style:data-style-name="N42">03:13 PM</text:modification-time></text:span><text:span text:style-name="T3"><text:s/></text:span><text:span text:style-name="T4">by </text:span><text:span text:style-name="T4"><text:creator>David Snow</text:creator></text:span><text:span text:style-name="T3"><text:s/>― </text:span><text:span text:style-name="T3"><text:word-count>17</text:word-count></text:span><text:span text:style-name="T3"><text:s/>words </text:span><text:span text:style-name="T3"><text:page-count style:num-format="1">1</text:page-count></text:span><text:span text:style-name="T3"><text:s/>pag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oto Serif" svg:font-family="'Noto Serif'" style:font-family-generic="roman"/>
    <style:font-face style:name="Arial Unicode MS1" svg:font-family="'Arial Unicode MS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Noto Serif2" svg:font-family="'Noto Serif'" style:font-adornments="Condense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Songti SC" style:font-size-asian="10.5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erif" fo:font-family="'Noto Serif'" style:font-family-generic="roman"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use-window-font-color="true" loext:opacity="0%"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.0201in" style:contextual-spacing="false" fo:text-align="start" style:justify-single-word="false" fo:hyphenation-ladder-count="no-limit" style:page-number="auto"/>
      <style:text-properties style:use-window-font-color="true" loext:opacity="0%"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.0201in" style:contextual-spacing="false" fo:text-align="start" style:justify-single-word="false" fo:hyphenation-ladder-count="no-limit" fo:text-indent="0.2598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true" fo:hyphenation-remain-char-count="2" fo:hyphenation-push-char-count="2" loext:hyphenation-no-caps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5in" fo:page-height="11in" style:num-format="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nauscript_20_Cover_20_Page" style:display-name="Mnauscript Cover Page" style:page-layout-name="Mpm2" style:next-style-name="First_20_Page"/>
    <style:master-page style:name="First_20_Page" style:display-name="First Page" style:page-layout-name="Mpm3" style:next-style-name="Copyright"/>
    <style:master-page style:name="Copyright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12-12T15:12:54.247393301</meta:creation-date>
    <dc:date>2020-12-12T15:13:27.781943951</dc:date>
    <dc:creator>David Snow</dc:creator>
    <meta:editing-duration>PT34S</meta:editing-duration>
    <meta:editing-cycles>1</meta:editing-cycles>
    <meta:document-statistic meta:table-count="0" meta:image-count="0" meta:object-count="0" meta:page-count="1" meta:paragraph-count="10" meta:word-count="17" meta:character-count="111" meta:non-whitespace-character-count="98"/>
    <meta:generator>LibreOffice/7.0.3.1$MacOSX_X86_64 LibreOffice_project/d7547858d014d4cf69878db179d326fc3483e082</meta:generator>
  </office:meta>
</office:document-meta>
</file>